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ebab" officeooo:paragraph-rsid="000debab"/>
    </style:style>
    <style:style style:name="P2" style:family="paragraph" style:parent-style-name="Standard">
      <style:text-properties officeooo:paragraph-rsid="000debab"/>
    </style:style>
    <style:style style:name="P3" style:family="paragraph" style:parent-style-name="Standard">
      <style:text-properties fo:font-weight="bold" officeooo:paragraph-rsid="000debab" style:font-weight-asian="bold" style:font-weight-complex="bold"/>
    </style:style>
    <style:style style:name="P4" style:family="paragraph" style:parent-style-name="Standard">
      <style:text-properties fo:font-weight="normal" officeooo:paragraph-rsid="000debab" style:font-weight-asian="normal" style:font-weight-complex="normal"/>
    </style:style>
    <style:style style:name="P5" style:family="paragraph" style:parent-style-name="Standard">
      <style:text-properties fo:font-weight="normal" officeooo:rsid="000debab" officeooo:paragraph-rsid="000debab" style:font-weight-asian="normal" style:font-weight-complex="normal"/>
    </style:style>
    <style:style style:name="T1" style:family="text">
      <style:text-properties officeooo:rsid="000deba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debab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debab" style:font-weight-asian="normal" style:font-weight-complex="normal"/>
    </style:style>
    <style:style style:name="T6" style:family="text">
      <style:text-properties officeooo:rsid="00118a35"/>
    </style:style>
    <style:style style:name="T7" style:family="text">
      <style:text-properties officeooo:rsid="0012a0a0"/>
    </style:style>
    <style:style style:name="T8" style:family="text">
      <style:text-properties officeooo:rsid="0014e1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LINGUAGEM JAVA CARACTERISTICAS-</text:span>-------------------------------------------------------</text:p>
      <text:p text:style-name="Standard"/>
      <text:p text:style-name="Standard">- Programacão orientada a objeto: é um modelo de análise, projeto e programação baseado na aproximação entre o mundo real e o mundo virtual, através da criação e interação entre objetos, atributos, códigos, métodos, entre outros.</text:p>
      <text:p text:style-name="Standard"/>
      <text:p text:style-name="Standard">- Muitas bibliotecas.</text:p>
      <text:p text:style-name="Standard"/>
      <text:p text:style-name="Standard">- Parece C++ </text:p>
      <text:p text:style-name="Standard"/>
      <text:p text:style-name="Standard">- Roda em varios Sos(Sistemas Operacionais).</text:p>
      <text:p text:style-name="Standard"/>
      <text:p text:style-name="Standard"><text:span text:style-name="T1">PLATAFORMA JAVA CARACTERISTICAS</text:span>-------------------------------------------------------</text:p>
      <text:p text:style-name="Standard"/>
      <text:p text:style-name="Standard">- Portavel </text:p>
      <text:p text:style-name="Standard"/>
      <text:p text:style-name="Standard">- Facil escrita</text:p>
      <text:p text:style-name="Standard"/>
      <text:p text:style-name="Standard">- Segura</text:p>
      <text:p text:style-name="Standard"/>
      <text:p text:style-name="Standard">- Onipresente: ta em muitos os lugares </text:p>
      <text:p text:style-name="Standard"/>
      <text:p text:style-name="Standard"/>
      <text:p text:style-name="P1">JAVA CONCEITOS-------------------------------------------------------------------------------------------</text:p>
      <text:p text:style-name="Standard"/>
      <text:p text:style-name="Standard">Bytecode: Existe um conjunto de comandos que a máquina virtual Java entende. Esses comandos também são chamados de opcodes (operation code), e cada opcode possui o tamanho de exatamente 1 Byte! E aí temos um opcode de 1 Byte ou, mais simples, Bytecode.</text:p>
      <text:p text:style-name="Standard"/>
      <text:p text:style-name="Standard">JRE - java runtime environment: serve pra executar uma aplicacão java </text:p>
      <text:p text:style-name="Standard"/>
      <text:p text:style-name="Standard">JDK - Java Development kit: kit de desenvolvimento jdk - jre + ferramentas desenvolvimento</text:p>
      <text:p text:style-name="Standard"/>
      <text:p text:style-name="Standard">JVM - Java virtual machine: traduz os bytecode </text:p>
      <text:p text:style-name="Standard"/>
      <text:p text:style-name="Standard">Então qual é diferença entre JVM e JRE? <text:s/>A resposta é simples: O JRE (o nosso ambiente de execução) contém a JVM, mas também possui um monte de bibliotecas embutidas. Ou seja, para rodar uma aplicação Java não basta ter apenas a JVM, também é preciso ter as bibliotecas.</text:p>
      <text:p text:style-name="Standard"/>
      <text:p text:style-name="Standard">JRE = JVM + bibliotecas;</text:p>
      <text:p text:style-name="Standard"/>
      <text:p text:style-name="Standard"><text:span text:style-name="T1">VARIAVEIS</text:span>----------------------------------------------------------------------------------------------------</text:p>
      <text:p text:style-name="Standard"/>
      <text:p text:style-name="Standard">//caso vc crie uma variavel dentro de um "if", "while" ou "for" assim q ele acabar a variavel vai ser apagada//</text:p>
      <text:p text:style-name="Standard">//se vc colocar "private" antes de colocar o tipo, vc deixa a variavel privada, sendo impossivel qualquer alteracão direta <text:span text:style-name="T8">fora da classe</text:span>. Ex private int nomeVariavel//</text:p>
      <text:p text:style-name="Standard"/>
      <text:p text:style-name="Standard"/>
      <text:p text:style-name="Standard">int - numeros inteiros</text:p>
      <text:p text:style-name="Standard">short - numeros inteiros pequenos</text:p>
      <text:p text:style-name="Standard">long - numeros inteiros longos</text:p>
      <text:p text:style-name="Standard"><text:soft-page-break/>double - numeros com ponto flutuante max 64 bits</text:p>
      <text:p text:style-name="Standard">float - numeros com ponto flutuante max 32 bits</text:p>
      <text:p text:style-name="Standard"/>
      <text:p text:style-name="Standard">cha<text:span text:style-name="T7">r</text:span> - carrega uma unico letra<text:tab/> //fica entre aspas simples ''</text:p>
      <text:p text:style-name="Standard">String - carrega palavras e frase, <text:span text:style-name="T6">é imutavel </text:span>//fica entre aspas duplas ""</text:p>
      <text:p text:style-name="Standard"/>
      <text:p text:style-name="Standard">boolean - carrega true ou false </text:p>
      <text:p text:style-name="Standard"/>
      <text:p text:style-name="Standard"><text:span text:style-name="T1">OPERADORES LOGICOS - ( </text:span>&gt;,&lt;, =, &gt;=, &lt;=, &amp;&amp;, || <text:span text:style-name="T1">)</text:span> </text:p>
      <text:p text:style-name="Standard"/>
      <text:p text:style-name="Standard"/>
      <text:p text:style-name="Standard"><text:span text:style-name="T2">CLASSES</text:span>--------------------------------------------------------------------------------------</text:p>
      <text:p text:style-name="Standard"/>
      <text:p text:style-name="P1">TIPOS-------------------------------------------------------------------------------------------</text:p>
      <text:p text:style-name="P1"/>
      <text:p text:style-name="Standard">public - publico</text:p>
      <text:p text:style-name="Standard">private - privado</text:p>
      <text:p text:style-name="Standard">protected - publico para os filhos </text:p>
      <text:p text:style-name="Standard"/>
      <text:p text:style-name="Standard"><text:span text:style-name="T1">COMO CHAMAR VARIAVEIS-----------------</text:span>--------------------------------------------</text:p>
      <text:p text:style-name="Standard"/>
      <text:p text:style-name="Standard">this - variavel nessa classe <text:s/>Ex. this.nomeVariavel </text:p>
      <text:p text:style-name="Standard">super - variavel na classe mãe Ex super.nomeVariavel</text:p>
      <text:p text:style-name="Standard"/>
      <text:p text:style-name="Standard"><text:span text:style-name="T1">CONCEITOS---------------------------------------</text:span>---------------------------------------------</text:p>
      <text:p text:style-name="Standard"/>
      <text:p text:style-name="Standard">sobrescrita - escrever um metodo com a msm assinatura em outra classe, adicione um @Override uma linha em cima do codigo para avisar o compilador </text:p>
      <text:p text:style-name="Standard">sobrecarga - escrever um metodo com a msm assinatura na msm classe</text:p>
      <text:p text:style-name="Standard"/>
      <text:p text:style-name="Standard">---------------------------------------------</text:p>
      <text:p text:style-name="Standard"/>
      <text:p text:style-name="Standard">- Uma classe filha herda metodos mas não herda variaveis</text:p>
      <text:p text:style-name="Standard">- Uma classe abstrata n pode ser instanciada mas pode ter metodos concretos e afins</text:p>
      <text:p text:style-name="Standard">- Metodo abstrato: n tem implementacão na classe mãe, quem precisa implementar agr são as classes filhas</text:p>
      <text:p text:style-name="Standard">- Uma interface: é como se fosse um contrato, uma classe pode adotar varias interfaces, todos os metodos de uma interface são abstratos</text:p>
      <text:p text:style-name="P4"/>
      <text:p text:style-name="P2"><text:span text:style-name="T2">-----------------------------------------------------------------------------------------------------------------------E</text:span><text:span text:style-name="T3">XCECOES</text:span><text:span text:style-name="T4">------------------------------------------------------------------------------------------------------</text:span></text:p>
      <text:p text:style-name="P4"/>
      <text:p text:style-name="P4">- o caminho das excecoes é RunTimeExcecoes -&gt; Exception -&gt; Throwable</text:p>
      <text:p text:style-name="P4">- Excecões que extendem direto runtime são unchecked, e Excecões que extendem direto Exception são checked</text:p>
      <text:p text:style-name="P4"/>
      <text:p text:style-name="P2"/>
      <text:p text:style-name="P3">----------------------------------------------------------------------------------------------------------------------</text:p>
      <text:p text:style-name="P3"/>
      <text:p text:style-name="P2"><text:span text:style-name="T3">PACOTES---------------------------</text:span><text:span text:style-name="T4">------------------------------------------------------------------------------</text:span></text:p>
      <text:p text:style-name="P4"/>
      <text:p text:style-name="P4"/>
      <text:p text:style-name="P2"><text:soft-page-break/><text:span text:style-name="T5">NOMECLATURA</text:span><text:span text:style-name="T4"> -----------------------------------------------------------------------------------------------</text:span></text:p>
      <text:p text:style-name="P4"/>
      <text:p text:style-name="P4">NOME_DO_SITE_AO_CONTRARIO.NOME_DO_PROJETO <text:s/></text:p>
      <text:p text:style-name="P4">ex: br.com.bradesco.projetodegasolina</text:p>
      <text:p text:style-name="P4"/>
      <text:p text:style-name="P2"><text:span text:style-name="T5">FUNCÃO----------------------------</text:span><text:span text:style-name="T4">-----------------------------------------------------------------------------</text:span></text:p>
      <text:p text:style-name="P5"/>
      <text:p text:style-name="P5">- organizar os codigo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1T08:23:11.577767047</meta:creation-date>
    <dc:date>2022-04-08T11:09:33.497359222</dc:date>
    <meta:editing-duration>PT2H26M2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3" meta:paragraph-count="55" meta:word-count="498" meta:character-count="4317" meta:non-whitespace-character-count="3860"/>
  </office:meta>
</office:document-meta>
</file>